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FunctionDialog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FunctionDialog.doAction( Action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FunctionDialog.CreateFunction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